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500000171B0F094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 loext:decorative="false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fo:min-height="2.127cm" loext:decorative="false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fo:min-height="0.831cm" loext:decorative="false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fo:min-height="1.417cm" loext:decorative="false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 loext:decorative="false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 loext:decorative="false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 loext:decorative="false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 loext:decorative="false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69cm" fo:min-width="1.676cm" loext:decorative="false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 loext:decorative="false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 loext:decorative="false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 loext:decorative="false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 loext:decorative="false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 loext:decorative="false"/>
      <style:paragraph-properties style:writing-mode="lr-tb"/>
    </style:style>
    <style:style style:name="gr22" style:family="graphic" style:parent-style-name="standard">
      <style:graphic-properties draw:fill-color="#ffffe0" draw:textarea-horizontal-align="justify" draw:textarea-vertical-align="middle" draw:auto-grow-height="false" fo:min-height="10.25cm" fo:min-width="2.9cm" loext:decorative="false"/>
    </style:style>
    <style:style style:name="gr23" style:family="graphic" style:parent-style-name="standard">
      <style:graphic-properties draw:fill-color="#ffffe0" draw:textarea-horizontal-align="justify" draw:textarea-vertical-align="middle" draw:auto-grow-height="false" fo:min-height="10.25cm" fo:min-width="6cm" loext:decorative="false"/>
    </style:style>
    <style:style style:name="gr24" style:family="graphic" style:parent-style-name="standard">
      <style:graphic-properties draw:fill-color="#ffffe0" draw:textarea-horizontal-align="justify" draw:textarea-vertical-align="middle" draw:auto-grow-height="false" fo:min-height="3.15cm" fo:min-width="6cm" loext:decorative="false"/>
    </style:style>
    <style:style style:name="gr25" style:family="graphic" style:parent-style-name="Arrow_20_Line" style:list-style-name="L1">
      <style:graphic-properties draw:textarea-vertical-align="middle" draw:line-distance="2.12cm" draw:decimal-places="0" loext:decorative="false"/>
      <style:paragraph-properties style:writing-mode="lr-tb"/>
    </style:style>
    <style:style style:name="gr26" style:family="graphic" style:parent-style-name="Arrow_20_Line" style:list-style-name="L1">
      <style:graphic-properties draw:textarea-vertical-align="middle" draw:line-distance="2.121cm" draw:placing="below" draw:decimal-places="0" loext:decorative="false"/>
      <style:paragraph-properties style:writing-mode="lr-tb"/>
    </style:style>
    <style:style style:name="gr27" style:family="graphic" style:parent-style-name="Arrow_20_Line" style:list-style-name="L1">
      <style:graphic-properties draw:textarea-vertical-align="middle" draw:line-distance="2.121cm" draw:placing="below" draw:decimal-places="0" loext:decorative="false"/>
      <style:paragraph-properties style:writing-mode="lr-tb"/>
    </style:style>
    <style:style style:name="gr28" style:family="graphic" style:parent-style-name="standard">
      <style:graphic-properties svg:stroke-width="0.081cm" svg:stroke-color="#008000" draw:marker-start-width="0.321cm" draw:marker-end-width="0.321cm" draw:fill="none" draw:fill-color="#ffffe0" loext:fill-use-slide-background="false" draw:textarea-horizontal-align="justify" draw:textarea-vertical-align="middle" draw:auto-grow-height="false" fo:min-height="7.529cm" fo:min-width="6.44cm" fo:padding-top="0.165cm" fo:padding-bottom="0.165cm" fo:padding-left="0.29cm" fo:padding-right="0.29cm" fo:wrap-option="wrap" loext:decorative="false"/>
    </style:style>
    <style:style style:name="gr29" style:family="graphic" style:parent-style-name="standard">
      <style:graphic-properties svg:stroke-width="0.028cm" svg:stroke-color="#008000" draw:marker-start-width="0.242cm" draw:marker-end-width="0.242cm" draw:fill="hatch" draw:fill-color="#ffffe0" draw:fill-hatch-name="Black_20_0_20_Degrees" loext:fill-use-slide-background="false" draw:textarea-horizontal-align="justify" draw:textarea-vertical-align="middle" draw:auto-grow-height="false" fo:min-height="0.028cm" fo:min-width="7.373cm" fo:padding-top="0.139cm" fo:padding-bottom="0.139cm" fo:padding-left="0.264cm" fo:padding-right="0.264cm" fo:wrap-option="wrap" loext:decorative="false"/>
    </style:style>
    <style:style style:name="gr30" style:family="graphic" style:parent-style-name="standard">
      <style:graphic-properties svg:stroke-width="0.028cm" svg:stroke-color="#008000" draw:marker-start-width="0.242cm" draw:marker-end-width="0.242cm" draw:fill="hatch" draw:fill-color="#ffffe0" draw:fill-hatch-name="Black_20_0_20_Degrees" loext:fill-use-slide-background="false" draw:textarea-horizontal-align="justify" draw:textarea-vertical-align="middle" draw:auto-grow-height="false" fo:min-height="0.028cm" fo:min-width="3.605cm" fo:padding-top="0.139cm" fo:padding-bottom="0.139cm" fo:padding-left="0.264cm" fo:padding-right="0.264cm" fo:wrap-option="wrap" loext:decorative="false"/>
    </style:style>
    <style:style style:name="gr31" style:family="graphic" style:parent-style-name="standard">
      <style:graphic-properties svg:stroke-width="0.028cm" svg:stroke-color="#008000" draw:marker-start-width="0.242cm" draw:marker-end-width="0.242cm" draw:fill="hatch" draw:fill-color="#ffffe0" draw:fill-hatch-name="Black_20_0_20_Degrees" loext:fill-use-slide-background="false" draw:textarea-horizontal-align="justify" draw:textarea-vertical-align="middle" draw:auto-grow-height="false" fo:min-height="0.028cm" fo:min-width="5.378cm" fo:padding-top="0.139cm" fo:padding-bottom="0.139cm" fo:padding-left="0.264cm" fo:padding-right="0.264cm" fo:wrap-option="wrap" loext:decorative="false"/>
    </style:style>
    <style:style style:name="gr32" style:family="graphic" style:parent-style-name="standard">
      <style:graphic-properties svg:stroke-width="0.028cm" svg:stroke-color="#008000" draw:marker-start-width="0.242cm" draw:marker-end-width="0.242cm" draw:fill="hatch" draw:fill-color="#ffffe0" draw:fill-hatch-name="Black_20_0_20_Degrees" loext:fill-use-slide-background="false" draw:textarea-horizontal-align="justify" draw:textarea-vertical-align="middle" draw:auto-grow-height="false" fo:min-height="0.028cm" fo:min-width="5.756cm" fo:padding-top="0.139cm" fo:padding-bottom="0.139cm" fo:padding-left="0.264cm" fo:padding-right="0.264cm" fo:wrap-option="wrap" loext:decorative="false"/>
    </style:style>
    <style:style style:name="gr33" style:family="graphic" style:parent-style-name="Arrow_20_Line" style:list-style-name="L1">
      <style:graphic-properties draw:textarea-vertical-align="middle" draw:line-distance="2.136cm" draw:placing="below" draw:decimal-places="0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-color="#ffffe0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e0"/>
      <style:paragraph-properties fo:text-align="center"/>
    </style:style>
    <style:style style:name="P13" style:family="paragraph">
      <loext:graphic-properties draw:fill="hatch" draw:fill-color="#ffffe0" draw:fill-hatch-name="Black_20_0_20_Degrees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 draw:style-name="gr1">
          <draw:rect draw:style-name="gr2" draw:text-style-name="P1" draw:layer="TEMPLATE" svg:width="39.911cm" svg:height="27.372cm" draw:transform="rotate (0.000174532925199433) translate (1.084cm 0.994cm)">
            <text:p/>
          </draw:rect>
          <draw:line draw:style-name="gr3" draw:text-style-name="P1" draw:layer="TEMPLATE" svg:x1="1.084cm" svg:y1="24.043cm" svg:x2="40.999cm" svg:y2="24.043cm">
            <text:p/>
          </draw:line>
          <draw:line draw:style-name="gr4" draw:text-style-name="P1" draw:layer="TEMPLATE" svg:x1="1.084cm" svg:y1="26.051cm" svg:x2="27.634cm" svg:y2="26.061cm">
            <text:p/>
          </draw:line>
          <draw:line draw:style-name="gr4" draw:text-style-name="P1" draw:layer="TEMPLATE" svg:x1="20.429cm" svg:y1="24.046cm" svg:x2="20.429cm" svg:y2="28.369cm">
            <text:p/>
          </draw:line>
          <draw:line draw:style-name="gr4" draw:text-style-name="P1" draw:layer="TEMPLATE" svg:x1="27.634cm" svg:y1="24.044cm" svg:x2="27.634cm" svg:y2="28.223cm">
            <text:p/>
          </draw:line>
          <draw:line draw:style-name="gr4" draw:text-style-name="P1" draw:layer="TEMPLATE" svg:x1="27.634cm" svg:y1="24.044cm" svg:x2="27.634cm" svg:y2="28.367cm">
            <text:p/>
          </draw:line>
          <draw:line draw:style-name="gr4" draw:text-style-name="P1" draw:layer="TEMPLATE" svg:x1="17.403cm" svg:y1="24.047cm" svg:x2="17.403cm" svg:y2="28.37cm">
            <text:p/>
          </draw:line>
          <draw:line draw:style-name="gr4" draw:text-style-name="P1" draw:layer="TEMPLATE" svg:x1="23.311cm" svg:y1="24.044cm" svg:x2="23.311cm" svg:y2="28.367cm">
            <text:p/>
          </draw:line>
          <draw:frame draw:style-name="gr5" draw:text-style-name="P2" draw:layer="TEMPLATE" svg:width="6.762cm" svg:height="1.387cm" draw:transform="rotate (0.000349065850398866) translate (31.669cm 24.187cm)">
            <draw:text-box>
              <text:p><text:span text:style-name="T1">Business Name Here</text:span><text:span text:style-name="T2"> </text:span></text:p>
            </draw:text-box>
          </draw:frame>
          <draw:frame draw:style-name="gr6" draw:text-style-name="P4" draw:layer="TEMPLATE" svg:width="6.34cm" svg:height="2.377cm" draw:transform="rotate (0.000349065850398866) translate (32.822cm 25.34cm)">
            <draw:text-box>
              <text:p text:style-name="P3"><text:span text:style-name="T1">Address Here</text:span></text:p>
            </draw:text-box>
          </draw:frame>
          <draw:frame draw:style-name="gr7" draw:text-style-name="P5" draw:layer="TEMPLATE" svg:width="7.925cm" svg:height="1.081cm" draw:transform="rotate (0.000174532925199433) translate (32.535cm 27.213cm)">
            <draw:text-box>
              <text:p><text:span text:style-name="T3">email@youremail.com</text:span></text:p>
            </draw:text-box>
          </draw:frame>
          <draw:frame draw:style-name="gr8" draw:text-style-name="P6" draw:layer="TEMPLATE" svg:width="2.564cm" svg:height="1.667cm" svg:x="1.552cm" svg:y="24.122cm">
            <draw:text-box>
              <text:p><text:span text:style-name="T4">CAD:</text:span></text:p>
            </draw:text-box>
          </draw:frame>
          <draw:frame draw:style-name="gr9" draw:text-style-name="P6" draw:layer="TEMPLATE" svg:width="2.065cm" svg:height="1.014cm" svg:x="1.516cm" svg:y="26.206cm">
            <draw:text-box>
              <text:p><text:span text:style-name="T4">Title:</text:span></text:p>
            </draw:text-box>
          </draw:frame>
          <draw:frame draw:style-name="gr10" draw:text-style-name="P7" draw:layer="TEMPLATE" svg:width="3.249cm" svg:height="0.875cm" svg:x="17.259cm" svg:y="25.344cm">
            <draw:text-box>
              <text:p><text:span text:style-name="T5">Drawing No.</text:span></text:p>
            </draw:text-box>
          </draw:frame>
          <draw:frame draw:style-name="gr11" draw:text-style-name="P7" draw:layer="TEMPLATE" svg:width="2.005cm" svg:height="0.875cm" svg:x="17.903cm" svg:y="27.491cm">
            <draw:text-box>
              <text:p><text:span text:style-name="T5">Scale.</text:span></text:p>
            </draw:text-box>
          </draw:frame>
          <draw:frame draw:style-name="gr12" draw:text-style-name="P7" draw:layer="TEMPLATE" svg:width="2.999cm" svg:height="0.875cm" svg:x="20.429cm" svg:y="25.338cm">
            <draw:text-box>
              <text:p><text:span text:style-name="T5">Project No.</text:span></text:p>
            </draw:text-box>
          </draw:frame>
          <draw:frame draw:style-name="gr13" draw:text-style-name="P7" draw:layer="TEMPLATE" svg:width="2.176cm" svg:height="1.219cm" svg:x="20.863cm" svg:y="27.481cm">
            <draw:text-box>
              <text:p><text:span text:style-name="T5">Drawn.</text:span></text:p>
            </draw:text-box>
          </draw:frame>
          <draw:frame draw:style-name="gr14" draw:text-style-name="P7" draw:layer="TEMPLATE" svg:width="1.821cm" svg:height="0.875cm" svg:x="24.372cm" svg:y="25.341cm">
            <draw:text-box>
              <text:p><text:span text:style-name="T5">Date.</text:span></text:p>
            </draw:text-box>
          </draw:frame>
          <draw:frame draw:style-name="gr15" draw:text-style-name="P7" draw:layer="TEMPLATE" svg:width="2.961cm" svg:height="0.875cm" svg:x="24.177cm" svg:y="27.554cm">
            <draw:text-box>
              <text:p><text:span text:style-name="T5">Revision.</text:span></text:p>
            </draw:text-box>
          </draw:frame>
          <draw:frame draw:style-name="gr16" draw:text-style-name="P2" draw:layer="TEMPLATE" svg:width="1.736cm" svg:height="1.532cm" svg:x="18.124cm" svg:y="24.335cm">
            <draw:text-box>
              <text:p><text:span text:style-name="T2">01</text:span></text:p>
            </draw:text-box>
          </draw:frame>
          <draw:frame draw:style-name="gr17" draw:text-style-name="P5" draw:layer="TEMPLATE" svg:width="2.119cm" svg:height="1.195cm" svg:x="17.871cm" svg:y="26.236cm">
            <draw:text-box>
              <text:p><text:span text:style-name="T6">1:1</text:span></text:p>
            </draw:text-box>
          </draw:frame>
          <draw:frame draw:style-name="gr18" draw:text-style-name="P8" draw:layer="TEMPLATE" svg:width="3.799cm" svg:height="1.045cm" svg:x="23.455cm" svg:y="24.584cm">
            <draw:text-box>
              <text:p><text:span text:style-name="T7">2024/07/15</text:span></text:p>
            </draw:text-box>
          </draw:frame>
          <draw:frame draw:style-name="gr19" draw:text-style-name="P2" draw:layer="TEMPLATE" svg:width="1.737cm" svg:height="1.388cm" svg:x="24.491cm" svg:y="26.237cm">
            <draw:text-box>
              <text:p><text:span text:style-name="T2">01</text:span></text:p>
            </draw:text-box>
          </draw:frame>
          <draw:frame draw:style-name="gr20" draw:text-style-name="P1" draw:layer="TEMPLATE" svg:width="2.738cm" svg:height="3.227cm" svg:x="28.318cm" svg:y="24.706cm">
            <draw:image xlink:href="Pictures/100000000000012500000171B0F09422.png" xlink:type="simple" xlink:show="embed" xlink:actuate="onLoad" draw:mime-type="image/png">
              <text:p/>
            </draw:image>
          </draw:frame>
          <draw:frame draw:style-name="gr21" draw:text-style-name="P2" draw:layer="TEMPLATE" svg:width="9.166cm" svg:height="1.612cm" draw:transform="rotate (0.000174532925199433) translate (3.792cm 26.474cm)">
            <draw:text-box>
              <text:p>Monika Card BOX</text:p>
            </draw:text-box>
          </draw:frame>
          <draw:custom-shape draw:style-name="gr22" draw:text-style-name="P9" draw:layer="DRW" svg:width="3.4cm" svg:height="10.5cm" draw:transform="rotate (0.349065850398866) translate (26.38cm 8.969cm)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9" draw:layer="DRW" svg:width="6.5cm" svg:height="10.5cm" svg:x="5.946cm" svg:y="8.53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9" draw:layer="DRW" svg:width="3.4cm" svg:height="10.5cm" svg:x="19.783cm" svg:y="8.68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9" draw:layer="DRW" svg:width="6.5cm" svg:height="3.4cm" svg:x="5.866cm" svg:y="3.1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25" draw:text-style-name="P11" draw:layer="DRW" svg:x1="12.53cm" svg:y1="8.639cm" svg:x2="12.489cm" svg:y2="19.181cm">
            <text:p text:style-name="P10"><text:span text:style-name="T8"><text:measure text:kind="gap"/></text:span><text:span text:style-name="T8"><text:measure text:kind="value">105</text:measure></text:span><text:span text:style-name="T8"><text:s/></text:span><text:span text:style-name="T8"><text:measure text:kind="unit">mm</text:measure></text:span><text:span text:style-name="T8"><text:measure text:kind="gap"/></text:span></text:p>
          </draw:measure>
          <draw:measure draw:style-name="gr26" draw:text-style-name="P11" draw:layer="DRW" svg:x1="5.872cm" svg:y1="19.15cm" svg:x2="12.426cm" svg:y2="19.15cm">
            <text:p text:style-name="P10"><text:span text:style-name="T8"><text:measure text:kind="gap"/></text:span><text:span text:style-name="T8"><text:measure text:kind="value">66</text:measure></text:span><text:span text:style-name="T8"><text:s/></text:span><text:span text:style-name="T8"><text:measure text:kind="unit">mm</text:measure></text:span><text:span text:style-name="T8"><text:measure text:kind="gap"/></text:span></text:p>
          </draw:measure>
          <draw:measure draw:style-name="gr27" draw:text-style-name="P11" draw:layer="DRW" svg:x1="19.825cm" svg:y1="19.228cm" svg:x2="23.122cm" svg:y2="19.228cm">
            <text:p text:style-name="P10"><text:span text:style-name="T8"><text:measure text:kind="gap"/></text:span><text:span text:style-name="T8"><text:measure text:kind="value">33</text:measure></text:span><text:span text:style-name="T8"><text:s/></text:span><text:span text:style-name="T8"><text:measure text:kind="unit">mm</text:measure></text:span><text:span text:style-name="T8"><text:measure text:kind="gap"/></text:span></text:p>
          </draw:measure>
          <draw:polygon draw:style-name="gr28" draw:text-style-name="P12" draw:layer="DRW" svg:width="8.184cm" svg:height="8.269cm" svg:x="26.624cm" svg:y="11.588cm" svg:viewBox="0 0 8185 8270" draw:points="137,8181 0,0 5936,1 8162,6197 8185,8270">
            <text:p/>
          </draw:polygon>
          <draw:custom-shape draw:style-name="gr29" draw:text-style-name="P13" draw:layer="DRW" svg:width="7.901cm" svg:height="0.306cm" draw:transform="rotate (1.91986217719376) translate (29.807cm 19.516cm)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3" draw:layer="DRW" svg:width="4.133cm" svg:height="0.306cm" draw:transform="rotate (0.349065850398866) translate (30.021cm 18.939cm)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1" draw:text-style-name="P13" draw:layer="DRW" svg:width="5.906cm" svg:height="0.306cm" draw:transform="rotate (1.91986217719376) translate (33.292cm 17.663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3" draw:layer="DRW" svg:width="6.284cm" svg:height="0.306cm" draw:transform="rotate (1.91986217719376) translate (34.238cm 18.127cm)">
            <text:p/>
            <draw:enhanced-geometry svg:viewBox="0 0 21600 21600" draw:type="rectangle" draw:enhanced-path="M 0 0 L 21600 0 21600 21600 0 21600 0 0 Z N"/>
          </draw:custom-shape>
          <draw:measure draw:style-name="gr33" draw:text-style-name="P11" draw:layer="DRW" svg:x1="26.921cm" svg:y1="20.419cm" svg:x2="34.749cm" svg:y2="20.226cm">
            <text:p text:style-name="P10"><text:span text:style-name="T8"><text:measure text:kind="gap"/></text:span><text:span text:style-name="T8"><text:measure text:kind="value">78</text:measure></text:span><text:span text:style-name="T8"><text:s/></text:span><text:span text:style-name="T8"><text:measure text:kind="unit">mm</text:measure></text:span><text:span text:style-name="T8"><text:measure text:kind="gap"/></text:span></text:p>
          </draw:measur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MPLATE" draw:protected="true"/>
      <draw:layer draw:name="DRW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Title_25_20Block_25_20Simple" style:display-name="Title%20Block%20Simpl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7:19:46.58</meta:creation-date>
    <dc:date>2024-07-17T12:40:11.023000000</dc:date>
    <meta:editing-duration>PT11H51M16S</meta:editing-duration>
    <meta:editing-cycles>33</meta:editing-cycles>
    <meta:generator>LibreOffice/24.2.2.2$Windows_X86_64 LibreOffice_project/d56cc158d8a96260b836f100ef4b4ef25d6f1a01</meta:generator>
    <meta:document-statistic meta:object-count="39"/>
  </office:meta>
</office:document-meta>
</file>